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2"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officeooo:paragraph-rsid="001759da" fo:background-color="#ffffff" style:font-name-asian="Times New Roman1" style:font-size-asian="14pt" style:font-name-complex="Times New Roman1" style:font-size-complex="14pt"/>
    </style:style>
    <style:style style:name="P3" style:family="paragraph" style:parent-style-name="Standard">
      <style:paragraph-properties fo:margin-left="0in" fo:margin-right="0in" fo:margin-top="0in" fo:margin-bottom="0.0835in" style:contextual-spacing="false" fo:line-height="100%" fo:text-align="end" style:justify-single-word="false" fo:text-indent="0.2917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20pt" fo:background-color="#ffffff" style:font-name-asian="Times New Roman1" style:font-size-asian="20pt" style:font-name-complex="Times New Roman1" style:font-size-complex="20pt"/>
    </style:style>
    <style:style style:name="P6"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20pt" fo:font-weight="bold" officeooo:rsid="00162a38" fo:background-color="#ffffff" style:font-name-asian="Times New Roman1" style:font-size-asian="20pt" style:font-weight-asian="bold" style:font-name-complex="Times New Roman1" style:font-size-complex="20pt"/>
    </style:style>
    <style:style style:name="P7"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6pt" style:font-name-asian="Times New Roman1" style:font-size-asian="16pt" style:font-name-complex="Times New Roman1" style:font-size-complex="16pt"/>
    </style:style>
    <style:style style:name="P8" style:family="paragraph" style:parent-style-name="Standard">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text-properties fo:font-weight="bold" officeooo:rsid="0017f08a" officeooo:paragraph-rsid="0017f08a" style:font-weight-asian="bold" style:font-weight-complex="bold"/>
    </style:style>
    <style:style style:name="P11" style:family="paragraph" style:parent-style-name="Standard">
      <style:text-properties fo:font-weight="bold" officeooo:rsid="0019252a" officeooo:paragraph-rsid="0019252a" style:font-weight-asian="bold" style:font-weight-complex="bold"/>
    </style:style>
    <style:style style:name="P12" style:family="paragraph" style:parent-style-name="Standard">
      <style:text-properties officeooo:paragraph-rsid="001759da"/>
    </style:style>
    <style:style style:name="P13" style:family="paragraph" style:parent-style-name="Standard">
      <style:text-properties fo:font-weight="normal" officeooo:rsid="001afee6" officeooo:paragraph-rsid="001afee6" style:font-weight-asian="normal" style:font-weight-complex="normal"/>
    </style:style>
    <style:style style:name="P14" style:family="paragraph" style:parent-style-name="Standard">
      <style:text-properties fo:font-weight="normal" officeooo:rsid="001b892d" officeooo:paragraph-rsid="001b892d" style:font-weight-asian="normal" style:font-weight-complex="normal"/>
    </style:style>
    <style:style style:name="P15" style:family="paragraph" style:parent-style-name="Standard">
      <style:text-properties fo:font-weight="normal" officeooo:rsid="001b892d" officeooo:paragraph-rsid="001c5871" style:font-weight-asian="normal" style:font-weight-complex="normal"/>
    </style:style>
    <style:style style:name="P16" style:family="paragraph" style:parent-style-name="Standard">
      <style:text-properties fo:font-weight="normal" officeooo:rsid="0017f08a" officeooo:paragraph-rsid="0017f08a" style:font-weight-asian="normal" style:font-weight-complex="normal"/>
    </style:style>
    <style:style style:name="P17" style:family="paragraph" style:parent-style-name="Standard">
      <style:text-properties fo:font-weight="normal" officeooo:rsid="0019252a" officeooo:paragraph-rsid="0019252a" style:font-weight-asian="normal" style:font-weight-complex="normal"/>
    </style:style>
    <style:style style:name="P18" style:family="paragraph" style:parent-style-name="Standard">
      <style:text-properties fo:font-weight="normal" officeooo:rsid="00207721" officeooo:paragraph-rsid="00207721" style:font-weight-asian="normal" style:font-weight-complex="normal"/>
    </style:style>
    <style:style style:name="P19" style:family="paragraph" style:parent-style-name="Standard">
      <style:text-properties officeooo:rsid="0017f08a" officeooo:paragraph-rsid="0017f08a"/>
    </style:style>
    <style:style style:name="P20" style:family="paragraph" style:parent-style-name="Standard">
      <style:text-properties officeooo:paragraph-rsid="0019252a"/>
    </style:style>
    <style:style style:name="P21" style:family="paragraph" style:parent-style-name="Heading_20_2">
      <style:text-properties fo:font-weight="bold" officeooo:rsid="001b892d" officeooo:paragraph-rsid="001b892d" style:font-weight-asian="bold" style:font-weight-complex="bold"/>
    </style:style>
    <style:style style:name="P22" style:family="paragraph" style:parent-style-name="Heading_20_2">
      <style:text-properties fo:font-weight="bold" officeooo:rsid="001c5871" officeooo:paragraph-rsid="001c5871" style:font-weight-asian="bold" style:font-weight-complex="bold"/>
    </style:style>
    <style:style style:name="P23" style:family="paragraph" style:parent-style-name="Heading_20_2">
      <style:text-properties fo:font-weight="bold" officeooo:rsid="001759da" officeooo:paragraph-rsid="001759da" style:font-weight-asian="bold" style:font-weight-complex="bold"/>
    </style:style>
    <style:style style:name="P24"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25"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 fo:font-size="14pt" officeooo:rsid="001759da" officeooo:paragraph-rsid="001759da" fo:background-color="#ffffff" style:font-name-asian="Times New Roman1" style:font-size-asian="14pt" style:font-name-complex="Times New Roman1" style:font-size-complex="14pt"/>
    </style:style>
    <style:style style:name="P26" style:family="paragraph" style:parent-style-name="Heading_20_1">
      <style:text-properties fo:font-weight="bold" officeooo:rsid="001759da" officeooo:paragraph-rsid="001759da" style:font-weight-asian="bold" style:font-weight-complex="bold"/>
    </style:style>
    <style:style style:name="P27" style:family="paragraph" style:parent-style-name="Text_20_body">
      <style:text-properties officeooo:rsid="001f523b" officeooo:paragraph-rsid="001f523b"/>
    </style:style>
    <style:style style:name="P28" style:family="paragraph" style:parent-style-name="Text_20_body">
      <style:text-properties officeooo:rsid="00208815" officeooo:paragraph-rsid="00208815"/>
    </style:style>
    <style:style style:name="P29" style:family="paragraph" style:parent-style-name="Heading_20_2">
      <style:paragraph-properties fo:break-before="page"/>
      <style:text-properties fo:font-weight="bold" officeooo:rsid="001afee6" officeooo:paragraph-rsid="001afee6" style:font-weight-asian="bold" style:font-weight-complex="bold"/>
    </style:style>
    <style:style style:name="P30" style:family="paragraph" style:parent-style-name="Text_20_body">
      <style:text-properties officeooo:paragraph-rsid="00222ef3"/>
    </style:style>
    <style:style style:name="P31" style:family="paragraph" style:parent-style-name="Standard">
      <style:text-properties fo:font-weight="normal" officeooo:rsid="001afee6" officeooo:paragraph-rsid="001afee6" style:font-weight-asian="normal" style:font-weight-complex="normal"/>
    </style:style>
    <style:style style:name="P32" style:family="paragraph" style:parent-style-name="Standard" style:master-page-name="Standard">
      <style:paragraph-properties fo:margin-left="0in" fo:margin-right="0in" fo:margin-top="0in" fo:margin-bottom="0.0835in" style:contextual-spacing="false" fo:line-height="100%" fo:text-align="center" style:justify-single-word="false" fo:text-indent="0.2917in" style:auto-text-indent="false" style:page-number="1" fo:padding="0in"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T1" style:family="text">
      <style:text-properties officeooo:rsid="00162a38"/>
    </style:style>
    <style:style style:name="T2" style:family="text">
      <style:text-properties fo:font-weight="bold" style:font-weight-asian="bold"/>
    </style:style>
    <style:style style:name="T3" style:family="text">
      <style:text-properties fo:font-weight="bold" officeooo:rsid="00162a38" style:font-weight-asian="bold"/>
    </style:style>
    <style:style style:name="T4" style:family="text">
      <style:text-properties fo:font-weight="bold" officeooo:rsid="0019252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59da" style:font-weight-asian="normal" style:font-weight-complex="normal"/>
    </style:style>
    <style:style style:name="T7" style:family="text">
      <style:text-properties fo:font-weight="normal" officeooo:rsid="0017821a" style:font-weight-asian="normal" style:font-weight-complex="normal"/>
    </style:style>
    <style:style style:name="T8" style:family="text">
      <style:text-properties fo:font-weight="normal" officeooo:rsid="0017a8f8" style:font-weight-asian="normal" style:font-weight-complex="normal"/>
    </style:style>
    <style:style style:name="T9" style:family="text">
      <style:text-properties fo:font-weight="normal" officeooo:rsid="0019252a" style:font-weight-asian="normal" style:font-weight-complex="normal"/>
    </style:style>
    <style:style style:name="T10" style:family="text">
      <style:text-properties fo:font-weight="normal" officeooo:rsid="0017f08a" style:font-weight-asian="normal" style:font-weight-complex="normal"/>
    </style:style>
    <style:style style:name="T11" style:family="text">
      <style:text-properties officeooo:rsid="0019252a"/>
    </style:style>
    <style:style style:name="T12" style:family="text">
      <style:text-properties officeooo:rsid="001f523b"/>
    </style:style>
    <style:style style:name="T13" style:family="text">
      <style:text-properties officeooo:rsid="002214b8"/>
    </style:style>
    <style:style style:name="T14" style:family="text">
      <style:text-properties officeooo:rsid="00222ef3"/>
    </style:style>
    <style:style style:name="T15" style:family="text">
      <style:text-properties officeooo:rsid="0025c385"/>
    </style:style>
    <style:style style:name="T16" style:family="text">
      <style:text-properties officeooo:rsid="002a7e03"/>
    </style:style>
    <style:style style:name="T17" style:family="text">
      <style:text-properties officeooo:rsid="002ab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осковский авиационный институт</text:p>
      <text:p text:style-name="P4">(Национальный исследовательский университет)</text:p>
      <text:p text:style-name="P8"/>
      <text:p text:style-name="P9">Факультет <text:span text:style-name="T1">и</text:span>нформационны<text:span text:style-name="T1">х </text:span>технологи<text:span text:style-name="T1">й</text:span> и прикладн<text:span text:style-name="T1">ой </text:span>математик<text:span text:style-name="T1">и</text:span></text:p>
      <text:p text:style-name="P9"/>
      <text:p text:style-name="P9">Кафедра <text:span text:style-name="T1">в</text:span>ычислительн<text:span text:style-name="T1">ой</text:span> математик<text:span text:style-name="T1">и</text:span> и <text:s/>программировани<text:span text:style-name="T1">я</text:span> </text:p>
      <text:p text:style-name="P8">Дисциплина: «Объектно-ориентированное программирование» <text:s text:c="2"/></text:p>
      <text:p text:style-name="P1"><text:s/></text:p>
      <text:p text:style-name="P1"><text:s/></text:p>
      <text:p text:style-name="P1"><text:s/></text:p>
      <text:p text:style-name="P1"><text:s/></text:p>
      <text:p text:style-name="P5"><text:span text:style-name="T2">Лабораторная работа № </text:span><text:span text:style-name="T3">2 по курсу «Операционные системы»</text:span></text:p>
      <text:p text:style-name="P6"/>
      <text:p text:style-name="P1"/>
      <text:p text:style-name="P7"><text:s/></text:p>
      <text:p text:style-name="P7"><text:s/></text:p>
      <text:p text:style-name="P1"><text:s/></text:p>
      <text:p text:style-name="P24">Студент: Саженов Константин Станиславович</text:p>
      <text:p text:style-name="P24">Группа: 8<text:span text:style-name="T12">О</text:span>-208</text:p>
      <text:p text:style-name="P24">Преподаватель: <text:span text:style-name="T1">Е. С. Миронов</text:span></text:p>
      <text:p text:style-name="P25">Вариант: 7</text:p>
      <text:p text:style-name="P24">Дата:</text:p>
      <text:p text:style-name="P24">Оценка:</text:p>
      <text:p text:style-name="P3"/>
      <text:p text:style-name="P3"/>
      <text:p text:style-name="P3"/>
      <text:p text:style-name="P3"/>
      <text:p text:style-name="P1"/>
      <text:p text:style-name="P26"><text:soft-page-break/>Лабораторная работа №2</text:p>
      <text:p text:style-name="P23">1 Описание</text:p>
      <text:p text:style-name="P18">Данная лабораторная работа будет выполняться в ОС Unix.</text:p>
      <text:p text:style-name="P18"/>
      <text:p text:style-name="P12"><text:span text:style-name="T6">Процесс – абстракция, описывающая выполняющуюся программу. В моем случае, </text:span><text:span text:style-name="T7">имеется два процесса: процесс-родитель и процесс-ребенок. </text:span><text:span text:style-name="T8">Взаимодействие между процессами будет осуществляться с помощью неименнованного канала(pipe1).</text:span><text:span text:style-name="T7"> Процесс-родитель осуществляет </text:span><text:span text:style-name="T8">чтение названия файла из стандартного ввода, из которого процесс-ребенок будет осуществлять чтение и выводит на экран все, что придет ему через pipe1 от процесса-ребенка. Процесс-ребенок перенаправляет поток ввода на файл и поток вывода на pipe1 и считает сумму чисел, введенных в файл, а затем выводит результат на стандартный вывод. </text:span></text:p>
      <text:p text:style-name="P19"><text:span text:style-name="T8">Д</text:span><text:span text:style-name="T5">ля корректной работы программы, использующей больше одного процесса, необходимо решить три проблемы: передача информации между процессами, обеспечение совместной работы без создания взаимных помех, определение правильной последовательности работы процессов. Как сказано выше, информация передается по каналам. Совместная работа обеспечивается благодаря системным вызовам read, write, close, которые используют файловые дескрипторы в определенной последовательности для корректной передачи полученных данных по каналу. Правильная последовательность работы процессов осуществлется при помощи wait(что является сокращением к waitpid). Этот системный вызов приостанавливает выполнение текущего процесса до тех пор, пока не завершится дочерний процесс.</text:span></text:p>
      <text:p text:style-name="P16">Использованные системные вызовы:</text:p>
      <text:p text:style-name="P10">pid_t fork(void); <text:span text:style-name="T5">– создает дочерний процесс. Если возвращает 0, то созданный текущий процесс – ребенок, если &gt;0, то – родитель, если &lt;0, то – ошибка(и текущий процесс – родитель).</text:span></text:p>
      <text:p text:style-name="P10">exit(int status); <text:span text:style-name="T5">– выходит из процесса с заданным статусом.</text:span></text:p>
      <text:p text:style-name="P10">pid_t wait(int *status); <text:span text:style-name="T5">– он же </text:span>pid_t waitpid(<text:span text:style-name="T11">pid_t pid</text:span>, int *status, <text:span text:style-name="T11">int options)</text:span><text:span text:style-name="T9">, где pid=0, options=0. Приостаналивает выполнение текущего процесса до тех пор, пока дочерний процесс не завершится, или до появления сигнала, который либо завершает текущий процесс, либо требует вызвать функцию-обработчик.</text:span></text:p>
      <text:p text:style-name="P11">int pipe(int *fd); <text:span text:style-name="T10">– </text:span><text:span text:style-name="T5">предоставляет средства передачи данных между двумя процессами(неименованный канал).</text:span></text:p>
      <text:p text:style-name="P11">int close(int fd); <text:span text:style-name="T10">– </text:span><text:span text:style-name="T5">закрывает файловый дескриптор.</text:span></text:p>
      <text:p text:style-name="P11">int read(int fd, void *buffer, int nbyte); <text:span text:style-name="T10">– </text:span><text:span text:style-name="T5">читает nbyte байтов из файлового дескриптора fd в буффер buffer.</text:span></text:p>
      <text:p text:style-name="P20"><text:span text:style-name="T4">int putchar(char c); </text:span><text:span text:style-name="T10">– </text:span><text:span text:style-name="T9">записывает символ c в стандартный поток вывода, а возаращает записанный символ или EOF, в случае ошибки.</text:span></text:p>
      <text:p text:style-name="P17"/>
      <text:p text:style-name="P29">2 Исходный код</text:p>
      <text:p text:style-name="P13"><text:span text:style-name="Source_20_Text">//</text:span><text:span text:style-name="Source_20_Text"><text:span text:style-name="T15">parent.c</text:span></text:span></text:p>
      <text:p text:style-name="P13"><text:span text:style-name="Source_20_Text">#include &lt;stdio.h&gt;</text:span></text:p>
      <text:p text:style-name="P13"><text:span text:style-name="Source_20_Text">#include &lt;unistd.h&gt;</text:span></text:p>
      <text:p text:style-name="P13"><text:span text:style-name="Source_20_Text">#include &lt;stdlib.h&gt;</text:span></text:p>
      <text:p text:style-name="P13"><text:span text:style-name="Source_20_Text">#include &lt;string.h&gt;</text:span></text:p>
      <text:p text:style-name="P13"><text:span text:style-name="Source_20_Text"/></text:p>
      <text:p text:style-name="P13"><text:span text:style-name="Source_20_Text">#include &lt;sys/wait.h&gt;</text:span></text:p>
      <text:p text:style-name="P13"><text:span text:style-name="Source_20_Text">#include &lt;fcntl.h&gt;</text:span></text:p>
      <text:p text:style-name="P13"><text:span text:style-name="Source_20_Text"/></text:p>
      <text:p text:style-name="P13"><text:span text:style-name="Source_20_Text"/></text:p>
      <text:p text:style-name="P13"><text:span text:style-name="Source_20_Text">int main(int argc, char* argv[]) {</text:span></text:p>
      <text:p text:style-name="P13"><text:span text:style-name="Source_20_Text"/></text:p>
      <text:p text:style-name="P13"><text:span text:style-name="Source_20_Text"><text:s text:c="4"/>char *filename;</text:span></text:p>
      <text:p text:style-name="P13"><text:span text:style-name="Source_20_Text"><text:s text:c="4"/>size_t len;</text:span></text:p>
      <text:p text:style-name="P13"><text:span text:style-name="Source_20_Text"/></text:p>
      <text:p text:style-name="P13"><text:span text:style-name="Source_20_Text"><text:s text:c="4"/>printf("Enter a filename with tests: ");</text:span></text:p>
      <text:p text:style-name="P13"><text:span text:style-name="Source_20_Text"><text:s text:c="4"/>if(getline(&amp;filename, &amp;len, stdin) == -1){</text:span></text:p>
      <text:p text:style-name="P13"><text:span text:style-name="Source_20_Text"><text:s text:c="8"/>perror("getline");</text:span></text:p>
      <text:p text:style-name="P13"><text:span text:style-name="Source_20_Text"><text:s text:c="4"/>}</text:span></text:p>
      <text:p text:style-name="P13"><text:span text:style-name="Source_20_Text"/></text:p>
      <text:p text:style-name="P13"><text:span text:style-name="Source_20_Text"><text:s text:c="4"/>filename[strlen(filename) - 1] = '\0';</text:span></text:p>
      <text:p text:style-name="P13"><text:span text:style-name="Source_20_Text"/></text:p>
      <text:p text:style-name="P13"><text:span text:style-name="Source_20_Text"><text:s text:c="4"/>int fds[2];</text:span></text:p>
      <text:p text:style-name="P13"><text:span text:style-name="Source_20_Text"><text:s text:c="4"/>if(pipe(fds) != 0){</text:span></text:p>
      <text:p text:style-name="P13"><text:span text:style-name="Source_20_Text"><text:s text:c="8"/>perror("pipe");</text:span></text:p>
      <text:p text:style-name="P13"><text:span text:style-name="Source_20_Text"><text:s text:c="4"/>}</text:span></text:p>
      <text:p text:style-name="P13"><text:span text:style-name="Source_20_Text"/></text:p>
      <text:p text:style-name="P13"><text:span text:style-name="Source_20_Text"><text:s text:c="4"/>int rfd = fds[0];</text:span></text:p>
      <text:p text:style-name="P13"><text:span text:style-name="Source_20_Text"><text:s text:c="4"/>int wfd = fds[1];</text:span></text:p>
      <text:p text:style-name="P13"><text:span text:style-name="Source_20_Text"/></text:p>
      <text:p text:style-name="P13"><text:span text:style-name="Source_20_Text"><text:s text:c="4"/>if(access(filename, R_OK) == -1){</text:span></text:p>
      <text:p text:style-name="P13"><text:span text:style-name="Source_20_Text"><text:s text:c="8"/>fprintf(stderr, "File not exists\n");</text:span></text:p>
      <text:p text:style-name="P13"><text:span text:style-name="Source_20_Text"><text:s text:c="8"/>exit(EXIT_FAILURE);</text:span></text:p>
      <text:p text:style-name="P13"><text:span text:style-name="Source_20_Text"><text:s text:c="4"/>}</text:span></text:p>
      <text:p text:style-name="P13"><text:span text:style-name="Source_20_Text"><text:s text:c="4"/>int file = open(filename, O_RDONLY);</text:span></text:p>
      <text:p text:style-name="P13"><text:span text:style-name="Source_20_Text"><text:s text:c="4"/>if (file == -1) {</text:span></text:p>
      <text:p text:style-name="P13"><text:span text:style-name="Source_20_Text"><text:s text:c="8"/>perror("open");</text:span></text:p>
      <text:p text:style-name="P13"><text:span text:style-name="Source_20_Text"><text:s text:c="8"/>exit(EXIT_FAILURE);</text:span></text:p>
      <text:p text:style-name="P13"><text:span text:style-name="Source_20_Text"><text:s text:c="4"/>}</text:span></text:p>
      <text:p text:style-name="P13"><text:span text:style-name="Source_20_Text"/></text:p>
      <text:p text:style-name="P13"><text:span text:style-name="Source_20_Text"><text:s text:c="4"/>pid_t pid = fork();</text:span></text:p>
      <text:p text:style-name="P13"><text:span text:style-name="Source_20_Text"/></text:p>
      <text:p text:style-name="P13"><text:span text:style-name="Source_20_Text"><text:s text:c="4"/>if(pid == 0){</text:span></text:p>
      <text:p text:style-name="P13"><text:soft-page-break/><text:span text:style-name="Source_20_Text"><text:s text:c="8"/>if (dup2(wfd, fileno(stdout)) == -1) {</text:span></text:p>
      <text:p text:style-name="P13"><text:span text:style-name="Source_20_Text"><text:s text:c="12"/>exit(1);</text:span></text:p>
      <text:p text:style-name="P13"><text:span text:style-name="Source_20_Text"><text:s text:c="8"/>}</text:span></text:p>
      <text:p text:style-name="P13"><text:span text:style-name="Source_20_Text"><text:s text:c="8"/>close(wfd);</text:span></text:p>
      <text:p text:style-name="P13"><text:span text:style-name="Source_20_Text"/></text:p>
      <text:p text:style-name="P13"><text:span text:style-name="Source_20_Text"><text:s text:c="8"/>if (dup2(file, fileno(stdin)) == -1) {</text:span></text:p>
      <text:p text:style-name="P13"><text:span text:style-name="Source_20_Text"><text:s text:c="12"/>exit(1);</text:span></text:p>
      <text:p text:style-name="P13"><text:span text:style-name="Source_20_Text"><text:s text:c="8"/>}</text:span></text:p>
      <text:p text:style-name="P13"><text:span text:style-name="Source_20_Text"><text:s text:c="8"/>execl("2_lab_child", "2_lab_child", NULL);</text:span></text:p>
      <text:p text:style-name="P13"><text:span text:style-name="Source_20_Text"><text:s text:c="8"/>perror("execl");</text:span></text:p>
      <text:p text:style-name="P13"><text:span text:style-name="Source_20_Text"><text:s text:c="8"/>exit(EXIT_FAILURE);</text:span></text:p>
      <text:p text:style-name="P13"><text:span text:style-name="Source_20_Text"><text:s text:c="4"/>}</text:span></text:p>
      <text:p text:style-name="P13"><text:span text:style-name="Source_20_Text"><text:s text:c="4"/>else if(pid == -1){</text:span></text:p>
      <text:p text:style-name="P13"><text:span text:style-name="Source_20_Text"><text:s text:c="8"/>perror("fork");</text:span></text:p>
      <text:p text:style-name="P13"><text:span text:style-name="Source_20_Text"><text:s text:c="4"/>}</text:span></text:p>
      <text:p text:style-name="P13"><text:span text:style-name="Source_20_Text"/></text:p>
      <text:p text:style-name="P13"><text:span text:style-name="Source_20_Text"><text:s text:c="4"/>close(fds[1]);</text:span></text:p>
      <text:p text:style-name="P13"><text:span text:style-name="Source_20_Text"><text:s text:c="4"/>close(file);</text:span></text:p>
      <text:p text:style-name="P13"><text:span text:style-name="Source_20_Text"/></text:p>
      <text:p text:style-name="P13"><text:span text:style-name="Source_20_Text"><text:s text:c="4"/>char c;</text:span></text:p>
      <text:p text:style-name="P13"><text:span text:style-name="Source_20_Text"><text:s text:c="4"/>while(read(rfd, &amp;c, sizeof(char)) &gt; 0){</text:span></text:p>
      <text:p text:style-name="P13"><text:span text:style-name="Source_20_Text"><text:s text:c="8"/>putchar(c);</text:span></text:p>
      <text:p text:style-name="P13"><text:span text:style-name="Source_20_Text"><text:s text:c="4"/>}</text:span></text:p>
      <text:p text:style-name="P13"><text:span text:style-name="Source_20_Text"/></text:p>
      <text:p text:style-name="P13"><text:span text:style-name="Source_20_Text"><text:s text:c="4"/>int status;</text:span></text:p>
      <text:p text:style-name="P13"><text:span text:style-name="Source_20_Text"><text:s text:c="4"/>if(wait(&amp;status) == -1){</text:span></text:p>
      <text:p text:style-name="P13"><text:span text:style-name="Source_20_Text"><text:s text:c="8"/>perror("wait");</text:span></text:p>
      <text:p text:style-name="P13"><text:span text:style-name="Source_20_Text"><text:s text:c="4"/>}</text:span></text:p>
      <text:p text:style-name="P13"><text:span text:style-name="Source_20_Text"><text:s text:c="4"/>if(!WIFEXITED(status) || (WIFEXITED(status) &amp;&amp; (WEXITSTATUS(status)) != 0)){</text:span></text:p>
      <text:p text:style-name="P13"><text:span text:style-name="Source_20_Text"><text:s text:c="8"/>fprintf(stderr, "Some error occurred in child process\n");</text:span></text:p>
      <text:p text:style-name="P13"><text:span text:style-name="Source_20_Text"><text:s text:c="8"/>return 1;</text:span></text:p>
      <text:p text:style-name="P13"><text:span text:style-name="Source_20_Text"><text:s text:c="4"/>}</text:span></text:p>
      <text:p text:style-name="P13"><text:span text:style-name="Source_20_Text"><text:s text:c="4"/>return 0;</text:span></text:p>
      <text:p text:style-name="P13"><text:span text:style-name="Source_20_Text">}</text:span></text:p>
      <text:p text:style-name="P13"><text:span text:style-name="Source_20_Text"/></text:p>
      <text:p text:style-name="P13"><text:span text:style-name="Source_20_Text">//</text:span><text:span text:style-name="Source_20_Text"><text:span text:style-name="T15">child.c</text:span></text:span></text:p>
      <text:p text:style-name="P13"><text:span text:style-name="Source_20_Text">//</text:span></text:p>
      <text:p text:style-name="P13"><text:span text:style-name="Source_20_Text">// Created by sakost on 23.09.2020.</text:span></text:p>
      <text:p text:style-name="P13"><text:span text:style-name="Source_20_Text">//</text:span></text:p>
      <text:p text:style-name="P13"><text:span text:style-name="Source_20_Text">#include &lt;stdio.h&gt;</text:span></text:p>
      <text:p text:style-name="P13"><text:span text:style-name="Source_20_Text">#include &lt;unistd.h&gt;</text:span></text:p>
      <text:p text:style-name="P13"><text:span text:style-name="Source_20_Text"/></text:p>
      <text:p text:style-name="P13"><text:span text:style-name="Source_20_Text">int main(){</text:span></text:p>
      <text:p text:style-name="P13"><text:span text:style-name="Source_20_Text"><text:s text:c="4"/>double a;</text:span></text:p>
      <text:p text:style-name="P13"><text:span text:style-name="Source_20_Text"><text:s text:c="4"/>char c;</text:span></text:p>
      <text:p text:style-name="P13"><text:soft-page-break/><text:span text:style-name="Source_20_Text"><text:s text:c="4"/>double res = 0;</text:span></text:p>
      <text:p text:style-name="P13"><text:span text:style-name="Source_20_Text"/></text:p>
      <text:p text:style-name="P13"><text:span text:style-name="Source_20_Text"><text:s text:c="4"/>while(scanf("%lf%c", &amp;a, &amp;c) != EOF) {</text:span></text:p>
      <text:p text:style-name="P13"><text:span text:style-name="Source_20_Text"><text:s text:c="8"/>res += a;</text:span></text:p>
      <text:p text:style-name="P13"><text:span text:style-name="Source_20_Text"><text:s text:c="8"/>if(c == '\n') {</text:span></text:p>
      <text:p text:style-name="P13"><text:span text:style-name="Source_20_Text"><text:s text:c="12"/>printf("%lf\n", res);</text:span></text:p>
      <text:p text:style-name="P13"><text:span text:style-name="Source_20_Text"><text:s text:c="12"/>res = 0.;</text:span></text:p>
      <text:p text:style-name="P13"><text:span text:style-name="Source_20_Text"><text:s text:c="12"/>continue;</text:span></text:p>
      <text:p text:style-name="P13"><text:span text:style-name="Source_20_Text"><text:s text:c="8"/>}</text:span></text:p>
      <text:p text:style-name="P13"><text:span text:style-name="Source_20_Text"><text:s text:c="4"/>}</text:span></text:p>
      <text:p text:style-name="P13"><text:span text:style-name="Source_20_Text"/></text:p>
      <text:p text:style-name="P13"><text:span text:style-name="Source_20_Text"><text:s text:c="4"/>printf("%lf\n", res);</text:span></text:p>
      <text:p text:style-name="P13"><text:span text:style-name="Source_20_Text"><text:s text:c="4"/>close(STDOUT_FILENO);</text:span></text:p>
      <text:p text:style-name="P13"><text:span text:style-name="Source_20_Text"><text:s text:c="4"/>return 0;</text:span></text:p>
      <text:p text:style-name="P13"><text:span text:style-name="Source_20_Text">}</text:span></text:p>
      <text:p text:style-name="P13"><text:span text:style-name="Source_20_Text"/></text:p>
      <text:p text:style-name="P13"><text:span text:style-name="Source_20_Text"/></text:p>
      <text:p text:style-name="P13"/>
      <text:p text:style-name="P21">3 Консоль</text:p>
      <text:p text:style-name="P14">sakost at sakost-pc  21:30  🐧 os/2 lab</text:p>
      <text:p text:style-name="P14"><text:s text:c="2"/> ./2_lab</text:p>
      <text:p text:style-name="P14">Enter a filename with tests: test.txt</text:p>
      <text:p text:style-name="P14">3</text:p>
      <text:p text:style-name="P14">7</text:p>
      <text:p text:style-name="P14">100</text:p>
      <text:p text:style-name="P14">200</text:p>
      <text:p text:style-name="P14"/>
      <text:p text:style-name="P14">sakost at sakost-pc  21:31  🐧 os/2 lab</text:p>
      <text:p text:style-name="P14"><text:s text:c="2"/> cat test.txt</text:p>
      <text:p text:style-name="P14">1 2</text:p>
      <text:p text:style-name="P14">3 4</text:p>
      <text:p text:style-name="P14">56 44</text:p>
      <text:p text:style-name="P14">101 99</text:p>
      <text:p text:style-name="P14"/>
      <text:p text:style-name="P14">sakost at sakost-pc  21:31  🐧 os/2 lab</text:p>
      <text:p text:style-name="P14"><text:s text:c="2"/> ./2_lab</text:p>
      <text:p text:style-name="P14">Enter a filename with tests: esrse</text:p>
      <text:p text:style-name="P14">Some error occurred in child process</text:p>
      <text:p text:style-name="P14"/>
      <text:p text:style-name="P14">sakost at sakost-pc  21:31  🐧 os/2 lab</text:p>
      <text:p text:style-name="P15">1 ↵ <text:s/> <text:s text:c="134"/></text:p>
      <text:p text:style-name="P15"/>
      <text:p text:style-name="P22"><text:soft-page-break/>4 Вывод<text:span text:style-name="T16">ы</text:span></text:p>
      <text:p text:style-name="P27">Данная лабораторная работа помогла мне разобраться с тем, как следует работать с неименованными каналами для межпроцессорного взаимодействия, как переопределять потоки ввода/вывода, а также как в общем случае следует работать с файловыми дескрипторами и системными вызовами для управления ими.</text:p>
      <text:p text:style-name="P28">Хотя программа, с точки зрения <text:span text:style-name="T13">практичности,</text:span> является бесполезной, <text:span text:style-name="T13">она позволяет заглянуть в то, каким образом устроен</text:span><text:span text:style-name="T14">о межпроцессорное взаимодействие.</text:span></text:p>
      <text:p text:style-name="P30"><text:span text:style-name="T14">Редко встретишь программу, которая работает в </text:span><text:span text:style-name="T17">однопроцессорном</text:span><text:span text:style-name="T14"> режиме. Поэтому нам, как программистам, необходимо уметь работать с ними. Очевидно, что в сложных программах используется большее количество неименованных каналов, чем один. Находясь в ситуации нравственного выбора(писать хороший код или не очень хороший), важно сделать правильное архитектурное решение.</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font-name="Times New Roman" fo:font-family="'Times New Roman'" style:font-family-generic="roman" style:font-pitch="variable" fo:font-size="14pt" style:text-underline-style="none"/>
    </style:style>
    <style:style style:name="ListLabel_20_3" style:display-name="ListLabel 3" style:family="text">
      <style:text-properties style:font-name="Times New Roman" fo:font-family="'Times New Roman'" style:font-family-generic="roman" style:font-pitch="variable" fo:font-size="14pt" style:text-underline-style="none"/>
    </style:style>
    <style:style style:name="ListLabel_20_4" style:display-name="ListLabel 4" style:family="text">
      <style:text-properties style:font-name="Times New Roman" fo:font-family="'Times New Roman'" style:font-family-generic="roman" style:font-pitch="variable" fo:font-size="14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officeooo:paragraph-rsid="001759da" fo:background-color="#ffffff" style:font-name-asian="Times New Roman1" style:font-size-asian="14pt" style:font-name-complex="Times New Roman1" style:font-size-complex="14pt"/>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1">Москва, 2020</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10-05T12:48:10.872652135</dc:date>
    <meta:editing-duration>PT5H10M55S</meta:editing-duration>
    <meta:editing-cycles>11</meta:editing-cycles>
    <meta:document-statistic meta:table-count="0" meta:image-count="0" meta:object-count="0" meta:page-count="6" meta:paragraph-count="143" meta:word-count="732" meta:character-count="5933" meta:non-whitespace-character-count="4774"/>
  </office:meta>
</office:document-meta>
</file>